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435d" officeooo:paragraph-rsid="0013435d"/>
    </style:style>
    <style:style style:name="P2" style:family="paragraph" style:parent-style-name="Standard">
      <style:text-properties fo:font-weight="bold" officeooo:rsid="0013435d" officeooo:paragraph-rsid="0013435d" style:font-weight-asian="bold" style:font-weight-complex="bold"/>
    </style:style>
    <style:style style:name="P3" style:family="paragraph" style:parent-style-name="Standard">
      <style:text-properties fo:font-weight="normal" officeooo:rsid="0013435d" officeooo:paragraph-rsid="0013435d" style:font-weight-asian="normal" style:font-weight-complex="normal"/>
    </style:style>
    <style:style style:name="T1" style:family="text">
      <style:text-properties style:text-position="super 58%"/>
    </style:style>
    <style:style style:name="T2"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de nuevo vamos a finalizar el tema de la factorización con un ultimo tipo de factorización muy común y la factorizacion de un trinomio que tiene la forma Ax<text:span text:style-name="T1">2</text:span><text:span text:style-name="T2">+Bx+C</text:span></text:p>
      <text:p text:style-name="P1"><text:span text:style-name="T2"/></text:p>
      <text:p text:style-name="P1"><text:span text:style-name="T2">este tipo de polinomios se factorizan en la siguiente forma (ax+b)(cx+d) de modo que se tiene </text:span></text:p>
      <text:p text:style-name="P1"><text:span text:style-name="T2"><text:tab/><text:tab/><text:tab/><text:tab/><text:tab/><text:tab/>Ax</text:span><text:span text:style-name="T1">2</text:span><text:span text:style-name="T2">+Bx+C=(ax+b)(cx+d)</text:span></text:p>
      <text:p text:style-name="P1"><text:span text:style-name="T2"><text:tab/><text:tab/><text:tab/><text:tab/><text:tab/><text:tab/><text:tab/>= acx</text:span><text:span text:style-name="T1">2</text:span><text:span text:style-name="T2">+(ad+bc)x+bd</text:span></text:p>
      <text:p text:style-name="P1"><text:span text:style-name="T2">es decir que </text:span></text:p>
      <text:p text:style-name="P1"><text:span text:style-name="T2"><text:tab/><text:tab/><text:tab/><text:tab/><text:tab/><text:tab/>A=ac</text:span></text:p>
      <text:p text:style-name="P1"><text:span text:style-name="T2"><text:tab/><text:tab/><text:tab/><text:tab/><text:tab/><text:tab/>B=ad+bc</text:span></text:p>
      <text:p text:style-name="P1"><text:span text:style-name="T2"><text:tab/><text:tab/><text:tab/><text:tab/><text:tab/><text:tab/>C=bd</text:span></text:p>
      <text:p text:style-name="P1"><text:span text:style-name="T2">esto por supuesto es más dificil de ver a simple vista que las otras formas de factorizar que hemos comentado sin embargo no es nada que no se pueda realizar, y es conveniente para ello utilizar una tabla que nos ayude a visualizar mejor nuestras opciones </text:span></text:p>
      <text:p text:style-name="P1"><text:span text:style-name="T2"/></text:p>
      <text:p text:style-name="P2"><text:span text:style-name="T2">NOTA UTILIZAR LOS EJEMPLOS DEL LIBRO PAGINAS 96 Y 97 PORQUE SERIA UN INFIERNO ESCRIBIRLOS AQUI</text:span></text:p>
      <text:p text:style-name="P2"><text:span text:style-name="T2"/></text:p>
      <text:p text:style-name="P3"><text:span text:style-name="T2">vemos que este tipo de trinomios requiere más labor para factorizar pero aun así no es complicado <text:s/>solo laborioso, con esto concluiríamos el tema de factorización, no te preocupes si de momento te parece muy complejo, ya veras que con la practica cada vez se te hará más sencillo, y debes tomar en cuenta que la factorizacion no es más que una herramienta para manipular más fácilmente las expresiones algebraica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13:02:19.122000000</meta:creation-date>
    <dc:date>2019-05-11T13:12:43.207000000</dc:date>
    <meta:editing-duration>PT11S</meta:editing-duration>
    <meta:editing-cycles>1</meta:editing-cycles>
    <meta:document-statistic meta:table-count="0" meta:image-count="0" meta:object-count="0" meta:page-count="1" meta:paragraph-count="11" meta:word-count="187" meta:character-count="1124" meta:non-whitespace-character-count="912"/>
    <meta:generator>LibreOffice/6.2.2.2$Windows_X86_64 LibreOffice_project/2b840030fec2aae0fd2658d8d4f9548af4e3518d</meta:generator>
  </office:meta>
</office:document-meta>
</file>